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80000010DCEE3B4DB426CAA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Union-Fan erstoche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9.261cm" svg:height="7.116cm" svg:x="4.472cm" svg:y="4.55cm">
          <draw:image xlink:href="Pictures/10000201000002D80000010DCEE3B4DB426CAA7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9.134cm" svg:x="4.201cm" svg:y="2.066cm" presentation:class="outline" presentation:user-transformed="true">
          <draw:text-box>
            <text:list text:style-name="L2">
              <text:list-item>
                <text:p text:style-name="P3">Der 19-jährige Union-Fan wurde erstochen </text:p>
              </text:list-item>
              <text:list-item>
                <text:p text:style-name="P3">9.Februar 2019 </text:p>
              </text:list-item>
              <text:list-item>
                <text:p text:style-name="P3">Parkplatz vor Supermark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09:17:39.596419930</meta:creation-date>
    <dc:date>2019-04-10T10:24:04.193738503</dc:date>
    <meta:editing-duration>PT13M32S</meta:editing-duration>
    <meta:editing-cycles>3</meta:editing-cycles>
    <meta:generator>LibreOffice/6.0.7.3$Linux_X86_64 LibreOffice_project/00m0$Build-3</meta:generator>
    <meta:document-statistic meta:object-count="33"/>
  </office:meta>
</office:document-meta>
</file>